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Franklin Gothic Medium" svg:font-family="'Franklin Gothic Medium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X Gyre Schola" svg:font-family="'TeX Gyre Schola'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000000" loext:opacity="100%" style:font-name="TeX Gyre Schola" fo:font-size="14pt" fo:language="es" fo:country="ES" fo:font-style="normal" style:text-underline-style="none" fo:font-weight="normal" officeooo:rsid="00146682" officeooo:paragraph-rsid="00146682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eX Gyre Schola" fo:font-size="14pt" fo:language="es" fo:country="ES" fo:font-style="normal" style:text-underline-style="none" fo:font-weight="normal" officeooo:paragraph-rsid="001600d2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eX Gyre Schola" fo:font-size="14pt" fo:language="es" fo:country="ES" fo:font-style="normal" style:text-underline-style="none" fo:font-weight="normal" officeooo:paragraph-rsid="00146682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eX Gyre Schola" fo:font-size="14pt" fo:language="es" fo:country="ES" fo:font-style="normal" style:text-underline-style="none" fo:font-weight="normal" officeooo:rsid="00146682" officeooo:paragraph-rsid="0014668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eX Gyre Schola" fo:font-size="14pt" fo:language="es" fo:country="ES" fo:font-style="normal" style:text-underline-style="none" fo:font-weight="normal" officeooo:rsid="00146682" officeooo:paragraph-rsid="001600d2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eX Gyre Schola" fo:font-size="14pt" fo:language="es" fo:country="ES" fo:font-style="normal" style:text-underline-style="none" fo:font-weight="bold" officeooo:paragraph-rsid="001600d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eX Gyre Schola" fo:font-size="14pt" fo:language="es" fo:country="ES" fo:font-style="normal" style:text-underline-style="none" fo:font-weight="bold" officeooo:paragraph-rsid="0014668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eX Gyre Schola" fo:font-size="14pt" fo:language="es" fo:country="ES" fo:font-style="normal" style:text-underline-style="none" fo:font-weight="bold" officeooo:paragraph-rsid="00162c7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eX Gyre Schola" fo:font-size="14pt" fo:language="es" fo:country="ES" fo:font-style="normal" style:text-underline-style="solid" style:text-underline-width="auto" style:text-underline-color="font-color" fo:font-weight="normal" officeooo:rsid="00146682" officeooo:paragraph-rsid="001600d2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c9211e" loext:opacity="100%" style:font-name="TeX Gyre Schola" fo:font-size="16pt" fo:language="es" fo:country="ES" fo:font-style="normal" style:text-underline-style="none" fo:font-weight="normal" officeooo:rsid="00162c76" officeooo:paragraph-rsid="00162c76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c9211e" loext:opacity="100%" style:font-name="TeX Gyre Schola" fo:font-size="14pt" fo:language="es" fo:country="ES" fo:font-style="normal" style:text-underline-style="none" fo:font-weight="normal" officeooo:rsid="00162c76" officeooo:paragraph-rsid="00162c7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c9211e" loext:opacity="100%" style:font-name="TeX Gyre Schola" fo:font-size="14pt" fo:language="es" fo:country="ES" fo:font-style="normal" style:text-underline-style="none" fo:font-weight="bold" officeooo:rsid="00162c76" officeooo:paragraph-rsid="00162c76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46682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600d2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62c76" style:font-size-asian="14pt" style:font-weight-asian="normal" style:font-size-complex="14pt" style:font-weight-complex="normal"/>
    </style:style>
    <style:style style:name="T5" style:family="text">
      <style:text-properties fo:font-size="14pt" fo:font-weight="normal" style:font-size-asian="14pt" style:font-weight-asian="normal" style:font-size-complex="16pt" style:font-weight-complex="normal"/>
    </style:style>
    <style:style style:name="T6" style:family="text">
      <style:text-properties officeooo:rsid="00146682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color="#000000" loext:opacity="100%" fo:font-size="18pt" officeooo:rsid="00146682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46682" style:font-size-asian="18pt" style:font-size-complex="18pt"/>
    </style:style>
    <style:style style:name="T11" style:family="text">
      <style:text-properties fo:color="#c9211e" loext:opacity="100%" fo:font-size="14pt" fo:font-weight="normal" officeooo:rsid="00162c76" style:font-size-asian="14pt" style:font-weight-asian="normal" style:font-size-complex="14pt" style:font-weight-complex="normal"/>
    </style:style>
    <style:style style:name="T12" style:family="text">
      <style:text-properties fo:color="#c9211e" loext:opacity="100%" fo:font-size="14pt" fo:font-weight="normal" officeooo:rsid="00146682" style:font-size-asian="14pt" style:font-weight-asian="normal" style:font-size-complex="14pt" style:font-weight-complex="normal"/>
    </style:style>
    <style:style style:name="T13" style:family="text">
      <style:text-properties fo:color="#c9211e" loext:opacity="100%" fo:font-weight="normal" officeooo:rsid="00162c76" style:font-weight-asian="normal" style:font-weight-complex="normal"/>
    </style:style>
    <style:style style:name="T14" style:family="text">
      <style:text-properties fo:color="#c9211e" loext:opacity="100%" fo:font-weight="normal" officeooo:rsid="00146682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46682" style:font-weight-asian="normal" style:font-weight-complex="normal"/>
    </style:style>
    <style:style style:name="T17" style:family="text">
      <style:text-properties fo:font-weight="normal" officeooo:rsid="00162c76" style:font-weight-asian="normal" style:font-weight-complex="normal"/>
    </style:style>
    <style:style style:name="T18" style:family="text">
      <style:text-properties fo:font-weight="normal" officeooo:rsid="001600d2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O</text:span>RACIÓN DE LOS FIELES</text:p>
      <text:p text:style-name="P11"/>
      <text:p text:style-name="P12">Intenciones:</text:p>
      <text:p text:style-name="P1"/>
      <text:p text:style-name="P6"><text:span text:style-name="T13">V/.</text:span><text:span text:style-name="T16"><text:tab/>O</text:span><text:span text:style-name="T15">remos hermanos por la Iglesia, extendida por todo el universo;</text:span></text:p>
      <text:p text:style-name="P2"><text:tab/>para que, impulsada por el Espíritu Santo, lleve el anuncio de la Buena Noticia a todos los hombres.</text:p>
      <text:p text:style-name="P3"/>
      <text:p text:style-name="P7"><text:span text:style-name="T13">R/</text:span><text:span text:style-name="T14">.</text:span><text:span text:style-name="T16"><text:tab/></text:span><text:span text:style-name="T17">¡</text:span><text:span text:style-name="T15">Escúchanos</text:span><text:span text:style-name="T16">, </text:span><text:span text:style-name="T17">oh Señor!</text:span></text:p>
      <text:p text:style-name="P4"/>
      <text:p text:style-name="P8"><text:span text:style-name="T13">V/.</text:span><text:span text:style-name="T16"><text:tab/></text:span><text:span text:style-name="T15">Oremos hermanos por todos los pueblos de la tierra y sus gobernantes;</text:span></text:p>
      <text:p text:style-name="P2"><text:tab/>para que el Espíritu Santo abra los corazones de todos al Evangelio y los guíe hasta la verdad plena.</text:p>
      <text:p text:style-name="P3"/>
      <text:p text:style-name="P8"><text:span text:style-name="T13">R/</text:span><text:span text:style-name="T14">.</text:span><text:span text:style-name="T16"><text:tab/></text:span><text:span text:style-name="T17">¡</text:span><text:span text:style-name="T16">Escúchanos, </text:span><text:span text:style-name="T17">oh Señor!</text:span></text:p>
      <text:p text:style-name="P5"/>
      <text:p text:style-name="P8"><text:span text:style-name="T13">V/.</text:span><text:span text:style-name="T16"><text:tab/></text:span><text:span text:style-name="T15">Oremos hermanos por todos los pobres de la tierra: enfermos, encarcelados, abandonados, aquellos que padecen necesidades;</text:span></text:p>
      <text:p text:style-name="P6"><text:span text:style-name="T15"><text:tab/>para que la venida del Espíritu Santo les consuele y ayude a conocer a Dios.</text:span></text:p>
      <text:p text:style-name="P2"/>
      <text:p text:style-name="P8"><text:span text:style-name="T13">R/</text:span><text:span text:style-name="T14">.</text:span><text:span text:style-name="T16"><text:tab/></text:span><text:span text:style-name="T17">¡</text:span><text:span text:style-name="T16">Escúchanos, </text:span><text:span text:style-name="T17">oh Señor!</text:span></text:p>
      <text:p text:style-name="P9"/>
      <text:p text:style-name="P8"><text:span text:style-name="T13">V/.</text:span><text:span text:style-name="T16"><text:tab/></text:span><text:span text:style-name="T15">Oremos hermanos por todos nosotros, aquí reunidos;</text:span></text:p>
      <text:p text:style-name="P2"><text:tab/>para que, iluminados y fortalecidos por el Espíritu Santo, podamos dar testimonio de nuestra fe.</text:p>
      <text:p text:style-name="P5"/>
      <text:p text:style-name="P8"><text:span text:style-name="T13">R/</text:span><text:span text:style-name="T14">.</text:span><text:span text:style-name="T16"><text:tab/></text:span><text:span text:style-name="T17">¡</text:span><text:span text:style-name="T16">Escúchanos, </text:span><text:span text:style-name="T17">oh Señor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Franklin Gothic Medium" svg:font-family="'Franklin Gothic Medium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X Gyre Schola" svg:font-family="'TeX Gyre Schola'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5-17T05:31:02</meta:creation-date>
    <dc:date>2022-02-10T18:02:41.147782175</dc:date>
    <meta:editing-duration>PT41M44S</meta:editing-duration>
    <meta:editing-cycles>3</meta:editing-cycles>
    <meta:generator>LibreOffice/7.2.5.2.0$Linux_X86_64 LibreOffice_project/20$Build-2</meta:generator>
    <meta:document-statistic meta:table-count="0" meta:image-count="0" meta:object-count="0" meta:page-count="1" meta:paragraph-count="14" meta:word-count="137" meta:character-count="833" meta:non-whitespace-character-count="706"/>
  </office:meta>
</office:document-meta>
</file>